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b2b2b2" draw:marker-start-width="0.152cm" draw:marker-end-width="0.152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svg:stroke-color="#b2b2b2" draw:marker-start-width="0.125cm" draw:marker-end-width="0.125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svg:stroke-color="#b2b2b2" draw:marker-start-width="0.152cm" draw:marker-end-width="0.152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b2b2b2" draw:marker-start-width="0.152cm" draw:marker-end-width="0.1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51cm" svg:stroke-color="#b2b2b2" draw:marker-start-width="0.076cm" draw:marker-end-width="0.0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b2b2b2" draw:marker-start-width="0.049cm" draw:marker-end-width="0.04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1cm" svg:stroke-color="#b2b2b2" draw:marker-start-width="0.077cm" draw:marker-end-width="0.077cm" draw:fill="none" draw:textarea-vertical-align="middle" fo:padding-top="0.152cm" fo:padding-bottom="0.152cm" fo:padding-left="0.277cm" fo:padding-right="0.27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188cm" svg:height="6.187cm" svg:x="6.443cm" svg:y="11.0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6.453cm" svg:y1="11.021cm" svg:x2="8.637cm" svg:y2="8.837cm">
            <text:p/>
          </draw:line>
          <draw:line draw:style-name="gr3" draw:text-style-name="P1" draw:layer="layout" svg:x1="12.64cm" svg:y1="11.021cm" svg:x2="14.824cm" svg:y2="8.837cm">
            <text:p/>
          </draw:line>
          <draw:line draw:style-name="gr4" draw:text-style-name="P1" draw:layer="layout" svg:x1="8.637cm" svg:y1="8.837cm" svg:x2="14.824cm" svg:y2="8.837cm">
            <text:p/>
          </draw:line>
          <draw:line draw:style-name="gr3" draw:text-style-name="P1" draw:layer="layout" svg:x1="12.657cm" svg:y1="17.183cm" svg:x2="14.882cm" svg:y2="14.958cm">
            <text:p/>
          </draw:line>
          <draw:line draw:style-name="gr4" draw:text-style-name="P1" draw:layer="layout" svg:x1="14.824cm" svg:y1="8.837cm" svg:x2="14.824cm" svg:y2="14.958cm">
            <text:p/>
          </draw:line>
          <draw:line draw:style-name="gr5" draw:text-style-name="P1" draw:layer="layout" svg:x1="6.938cm" svg:y1="11.021cm" svg:x2="6.938cm" svg:y2="17.208cm">
            <text:p/>
          </draw:line>
          <draw:line draw:style-name="gr5" draw:text-style-name="P1" draw:layer="layout" svg:x1="7.511cm" svg:y1="11.021cm" svg:x2="7.511cm" svg:y2="17.208cm">
            <text:p/>
          </draw:line>
          <draw:line draw:style-name="gr5" draw:text-style-name="P1" draw:layer="layout" svg:x1="6.938cm" svg:y1="11.021cm" svg:x2="6.938cm" svg:y2="17.208cm">
            <text:p/>
          </draw:line>
          <draw:line draw:style-name="gr5" draw:text-style-name="P1" draw:layer="layout" svg:x1="9.803cm" svg:y1="11.021cm" svg:x2="9.803cm" svg:y2="17.208cm">
            <text:p/>
          </draw:line>
          <draw:line draw:style-name="gr5" draw:text-style-name="P1" draw:layer="layout" svg:x1="9.23cm" svg:y1="11.021cm" svg:x2="9.23cm" svg:y2="17.208cm">
            <text:p/>
          </draw:line>
          <draw:line draw:style-name="gr5" draw:text-style-name="P1" draw:layer="layout" svg:x1="8.657cm" svg:y1="11.021cm" svg:x2="8.657cm" svg:y2="17.208cm">
            <text:p/>
          </draw:line>
          <draw:line draw:style-name="gr5" draw:text-style-name="P1" draw:layer="layout" svg:x1="8.084cm" svg:y1="11.021cm" svg:x2="8.084cm" svg:y2="17.208cm">
            <text:p/>
          </draw:line>
          <draw:line draw:style-name="gr6" draw:text-style-name="P1" draw:layer="layout" svg:x1="9.828cm" svg:y1="11.057cm" svg:x2="12.012cm" svg:y2="8.873cm">
            <text:p/>
          </draw:line>
          <draw:line draw:style-name="gr5" draw:text-style-name="P1" draw:layer="layout" svg:x1="10.412cm" svg:y1="11.057cm" svg:x2="10.412cm" svg:y2="17.244cm">
            <text:p/>
          </draw:line>
          <draw:line draw:style-name="gr5" draw:text-style-name="P1" draw:layer="layout" svg:x1="10.986cm" svg:y1="11.057cm" svg:x2="10.986cm" svg:y2="17.244cm">
            <text:p/>
          </draw:line>
          <draw:line draw:style-name="gr5" draw:text-style-name="P1" draw:layer="layout" svg:x1="12.132cm" svg:y1="11.057cm" svg:x2="12.132cm" svg:y2="17.244cm">
            <text:p/>
          </draw:line>
          <draw:line draw:style-name="gr5" draw:text-style-name="P1" draw:layer="layout" svg:x1="11.559cm" svg:y1="11.057cm" svg:x2="11.559cm" svg:y2="17.244cm">
            <text:p/>
          </draw:line>
          <draw:line draw:style-name="gr6" draw:text-style-name="P1" draw:layer="layout" svg:x1="6.926cm" svg:y1="11.021cm" svg:x2="9.11cm" svg:y2="8.837cm">
            <text:p/>
          </draw:line>
          <draw:line draw:style-name="gr6" draw:text-style-name="P1" draw:layer="layout" svg:x1="7.499cm" svg:y1="11.021cm" svg:x2="9.683cm" svg:y2="8.837cm">
            <text:p/>
          </draw:line>
          <draw:line draw:style-name="gr6" draw:text-style-name="P1" draw:layer="layout" svg:x1="8.073cm" svg:y1="11.021cm" svg:x2="10.257cm" svg:y2="8.837cm">
            <text:p/>
          </draw:line>
          <draw:line draw:style-name="gr6" draw:text-style-name="P1" draw:layer="layout" svg:x1="8.646cm" svg:y1="11.021cm" svg:x2="10.83cm" svg:y2="8.837cm">
            <text:p/>
          </draw:line>
          <draw:line draw:style-name="gr6" draw:text-style-name="P1" draw:layer="layout" svg:x1="9.219cm" svg:y1="11.021cm" svg:x2="11.403cm" svg:y2="8.837cm">
            <text:p/>
          </draw:line>
          <draw:line draw:style-name="gr6" draw:text-style-name="P1" draw:layer="layout" svg:x1="8.646cm" svg:y1="11.021cm" svg:x2="10.83cm" svg:y2="8.837cm">
            <text:p/>
          </draw:line>
          <draw:line draw:style-name="gr6" draw:text-style-name="P1" draw:layer="layout" svg:x1="10.365cm" svg:y1="11.021cm" svg:x2="12.549cm" svg:y2="8.837cm">
            <text:p/>
          </draw:line>
          <draw:line draw:style-name="gr6" draw:text-style-name="P1" draw:layer="layout" svg:x1="10.938cm" svg:y1="11.021cm" svg:x2="13.122cm" svg:y2="8.837cm">
            <text:p/>
          </draw:line>
          <draw:line draw:style-name="gr6" draw:text-style-name="P1" draw:layer="layout" svg:x1="11.512cm" svg:y1="11.021cm" svg:x2="13.696cm" svg:y2="8.837cm">
            <text:p/>
          </draw:line>
          <draw:line draw:style-name="gr6" draw:text-style-name="P1" draw:layer="layout" svg:x1="12.085cm" svg:y1="11.021cm" svg:x2="14.269cm" svg:y2="8.837cm">
            <text:p/>
          </draw:line>
          <draw:line draw:style-name="gr5" draw:text-style-name="P1" draw:layer="layout" svg:x1="12.992cm" svg:y1="10.628cm" svg:x2="12.992cm" svg:y2="16.812cm">
            <text:p/>
          </draw:line>
          <draw:line draw:style-name="gr5" draw:text-style-name="P1" draw:layer="layout" svg:x1="6.817cm" svg:y1="10.657cm" svg:x2="13.004cm" svg:y2="10.657cm">
            <text:p/>
          </draw:line>
          <draw:line draw:style-name="gr5" draw:text-style-name="P1" draw:layer="layout" svg:x1="6.431cm" svg:y1="11.56cm" svg:x2="12.618cm" svg:y2="11.56cm">
            <text:p/>
          </draw:line>
          <draw:line draw:style-name="gr5" draw:text-style-name="P1" draw:layer="layout" svg:x1="6.431cm" svg:y1="12.133cm" svg:x2="12.618cm" svg:y2="12.133cm">
            <text:p/>
          </draw:line>
          <draw:line draw:style-name="gr5" draw:text-style-name="P1" draw:layer="layout" svg:x1="6.431cm" svg:y1="12.706cm" svg:x2="12.618cm" svg:y2="12.706cm">
            <text:p/>
          </draw:line>
          <draw:line draw:style-name="gr5" draw:text-style-name="P1" draw:layer="layout" svg:x1="6.431cm" svg:y1="13.279cm" svg:x2="12.618cm" svg:y2="13.279cm">
            <text:p/>
          </draw:line>
          <draw:line draw:style-name="gr5" draw:text-style-name="P1" draw:layer="layout" svg:x1="6.431cm" svg:y1="13.852cm" svg:x2="12.618cm" svg:y2="13.852cm">
            <text:p/>
          </draw:line>
          <draw:line draw:style-name="gr5" draw:text-style-name="P1" draw:layer="layout" svg:x1="6.431cm" svg:y1="14.425cm" svg:x2="12.618cm" svg:y2="14.425cm">
            <text:p/>
          </draw:line>
          <draw:line draw:style-name="gr5" draw:text-style-name="P1" draw:layer="layout" svg:x1="6.431cm" svg:y1="14.999cm" svg:x2="12.618cm" svg:y2="14.999cm">
            <text:p/>
          </draw:line>
          <draw:line draw:style-name="gr5" draw:text-style-name="P1" draw:layer="layout" svg:x1="6.431cm" svg:y1="15.572cm" svg:x2="12.618cm" svg:y2="15.572cm">
            <text:p/>
          </draw:line>
          <draw:line draw:style-name="gr5" draw:text-style-name="P1" draw:layer="layout" svg:x1="6.431cm" svg:y1="16.145cm" svg:x2="12.618cm" svg:y2="16.145cm">
            <text:p/>
          </draw:line>
          <draw:line draw:style-name="gr5" draw:text-style-name="P1" draw:layer="layout" svg:x1="6.431cm" svg:y1="16.718cm" svg:x2="12.618cm" svg:y2="16.718cm">
            <text:p/>
          </draw:line>
          <draw:line draw:style-name="gr5" draw:text-style-name="P1" draw:layer="layout" svg:x1="6.431cm" svg:y1="16.145cm" svg:x2="12.618cm" svg:y2="16.145cm">
            <text:p/>
          </draw:line>
          <draw:line draw:style-name="gr7" draw:text-style-name="P1" draw:layer="layout" svg:x1="12.684cm" svg:y1="11.536cm" svg:x2="14.85cm" svg:y2="9.37cm">
            <text:p/>
          </draw:line>
          <draw:line draw:style-name="gr7" draw:text-style-name="P1" draw:layer="layout" svg:x1="12.684cm" svg:y1="12.144cm" svg:x2="14.85cm" svg:y2="9.978cm">
            <text:p/>
          </draw:line>
          <draw:line draw:style-name="gr7" draw:text-style-name="P1" draw:layer="layout" svg:x1="12.684cm" svg:y1="12.752cm" svg:x2="14.85cm" svg:y2="10.586cm">
            <text:p/>
          </draw:line>
          <draw:line draw:style-name="gr7" draw:text-style-name="P1" draw:layer="layout" svg:x1="12.684cm" svg:y1="13.275cm" svg:x2="14.811cm" svg:y2="11.148cm">
            <text:p/>
          </draw:line>
          <draw:line draw:style-name="gr7" draw:text-style-name="P1" draw:layer="layout" svg:x1="12.684cm" svg:y1="13.873cm" svg:x2="14.811cm" svg:y2="11.746cm">
            <text:p/>
          </draw:line>
          <draw:line draw:style-name="gr7" draw:text-style-name="P1" draw:layer="layout" svg:x1="12.684cm" svg:y1="14.47cm" svg:x2="14.811cm" svg:y2="12.343cm">
            <text:p/>
          </draw:line>
          <draw:line draw:style-name="gr7" draw:text-style-name="P1" draw:layer="layout" svg:x1="12.691cm" svg:y1="15.001cm" svg:x2="14.866cm" svg:y2="12.826cm">
            <text:p/>
          </draw:line>
          <draw:line draw:style-name="gr7" draw:text-style-name="P1" draw:layer="layout" svg:x1="12.684cm" svg:y1="15.593cm" svg:x2="14.766cm" svg:y2="13.511cm">
            <text:p/>
          </draw:line>
          <draw:line draw:style-name="gr7" draw:text-style-name="P1" draw:layer="layout" svg:x1="12.684cm" svg:y1="16.178cm" svg:x2="14.766cm" svg:y2="14.096cm">
            <text:p/>
          </draw:line>
          <draw:line draw:style-name="gr7" draw:text-style-name="P1" draw:layer="layout" svg:x1="12.684cm" svg:y1="16.762cm" svg:x2="14.766cm" svg:y2="14.68cm">
            <text:p/>
          </draw:line>
          <draw:line draw:style-name="gr7" draw:text-style-name="P1" draw:layer="layout" svg:x1="12.684cm" svg:y1="16.178cm" svg:x2="14.766cm" svg:y2="14.096cm">
            <text:p/>
          </draw:line>
          <draw:line draw:style-name="gr5" draw:text-style-name="P1" draw:layer="layout" svg:x1="7.117cm" svg:y1="10.357cm" svg:x2="13.304cm" svg:y2="10.357cm">
            <text:p/>
          </draw:line>
          <draw:line draw:style-name="gr5" draw:text-style-name="P1" draw:layer="layout" svg:x1="13.292cm" svg:y1="10.328cm" svg:x2="13.292cm" svg:y2="16.512cm">
            <text:p/>
          </draw:line>
          <draw:line draw:style-name="gr5" draw:text-style-name="P1" draw:layer="layout" svg:x1="7.417cm" svg:y1="10.057cm" svg:x2="13.604cm" svg:y2="10.057cm">
            <text:p/>
          </draw:line>
          <draw:line draw:style-name="gr5" draw:text-style-name="P1" draw:layer="layout" svg:x1="13.592cm" svg:y1="10.028cm" svg:x2="13.592cm" svg:y2="16.212cm">
            <text:p/>
          </draw:line>
          <draw:line draw:style-name="gr5" draw:text-style-name="P1" draw:layer="layout" svg:x1="7.717cm" svg:y1="9.757cm" svg:x2="13.904cm" svg:y2="9.757cm">
            <text:p/>
          </draw:line>
          <draw:line draw:style-name="gr5" draw:text-style-name="P1" draw:layer="layout" svg:x1="13.892cm" svg:y1="9.728cm" svg:x2="13.892cm" svg:y2="15.912cm">
            <text:p/>
          </draw:line>
          <draw:line draw:style-name="gr5" draw:text-style-name="P1" draw:layer="layout" svg:x1="8.017cm" svg:y1="9.457cm" svg:x2="14.204cm" svg:y2="9.457cm">
            <text:p/>
          </draw:line>
          <draw:line draw:style-name="gr5" draw:text-style-name="P1" draw:layer="layout" svg:x1="14.192cm" svg:y1="9.428cm" svg:x2="14.192cm" svg:y2="15.612cm">
            <text:p/>
          </draw:line>
          <draw:line draw:style-name="gr5" draw:text-style-name="P1" draw:layer="layout" svg:x1="8.317cm" svg:y1="9.157cm" svg:x2="14.504cm" svg:y2="9.157cm">
            <text:p/>
          </draw:line>
          <draw:line draw:style-name="gr5" draw:text-style-name="P1" draw:layer="layout" svg:x1="14.492cm" svg:y1="9.128cm" svg:x2="14.492cm" svg:y2="15.312cm">
            <text:p/>
          </draw:line>
        </draw:g>
        <draw:line draw:style-name="gr8" draw:text-style-name="P1" draw:layer="layout" svg:x1="6.02cm" svg:y1="12.651cm" svg:x2="7.036cm" svg:y2="11.635cm">
          <text:p/>
        </draw:line>
        <draw:line draw:style-name="gr8" draw:text-style-name="P1" draw:layer="layout" svg:x1="7.52cm" svg:y1="12.652cm" svg:x2="8.536cm" svg:y2="11.636cm">
          <text:p/>
        </draw:line>
        <draw:line draw:style-name="gr8" draw:text-style-name="P1" draw:layer="layout" svg:x1="8.92cm" svg:y1="12.653cm" svg:x2="9.936cm" svg:y2="11.637cm">
          <text:p/>
        </draw:line>
        <draw:line draw:style-name="gr8" draw:text-style-name="P1" draw:layer="layout" svg:x1="10.22cm" svg:y1="12.654cm" svg:x2="11.236cm" svg:y2="11.638cm">
          <text:p/>
        </draw:line>
        <draw:line draw:style-name="gr8" draw:text-style-name="P1" draw:layer="layout" svg:x1="11.52cm" svg:y1="12.655cm" svg:x2="12.536cm" svg:y2="11.639cm">
          <text:p/>
        </draw:line>
        <draw:line draw:style-name="gr8" draw:text-style-name="P1" draw:layer="layout" svg:x1="6.02cm" svg:y1="14.052cm" svg:x2="7.036cm" svg:y2="13.036cm">
          <text:p/>
        </draw:line>
        <draw:line draw:style-name="gr8" draw:text-style-name="P1" draw:layer="layout" svg:x1="7.52cm" svg:y1="14.053cm" svg:x2="8.536cm" svg:y2="13.037cm">
          <text:p/>
        </draw:line>
        <draw:line draw:style-name="gr8" draw:text-style-name="P1" draw:layer="layout" svg:x1="8.92cm" svg:y1="14.054cm" svg:x2="9.936cm" svg:y2="13.038cm">
          <text:p/>
        </draw:line>
        <draw:line draw:style-name="gr8" draw:text-style-name="P1" draw:layer="layout" svg:x1="10.22cm" svg:y1="14.055cm" svg:x2="11.236cm" svg:y2="13.039cm">
          <text:p/>
        </draw:line>
        <draw:line draw:style-name="gr8" draw:text-style-name="P1" draw:layer="layout" svg:x1="11.52cm" svg:y1="14.056cm" svg:x2="12.536cm" svg:y2="13.04cm">
          <text:p/>
        </draw:line>
        <draw:line draw:style-name="gr8" draw:text-style-name="P1" draw:layer="layout" svg:x1="6.02cm" svg:y1="15.553cm" svg:x2="7.036cm" svg:y2="14.537cm">
          <text:p/>
        </draw:line>
        <draw:line draw:style-name="gr8" draw:text-style-name="P1" draw:layer="layout" svg:x1="7.52cm" svg:y1="15.554cm" svg:x2="8.536cm" svg:y2="14.538cm">
          <text:p/>
        </draw:line>
        <draw:line draw:style-name="gr8" draw:text-style-name="P1" draw:layer="layout" svg:x1="8.92cm" svg:y1="15.555cm" svg:x2="9.936cm" svg:y2="14.539cm">
          <text:p/>
        </draw:line>
        <draw:line draw:style-name="gr8" draw:text-style-name="P1" draw:layer="layout" svg:x1="10.22cm" svg:y1="15.556cm" svg:x2="11.236cm" svg:y2="14.54cm">
          <text:p/>
        </draw:line>
        <draw:line draw:style-name="gr8" draw:text-style-name="P1" draw:layer="layout" svg:x1="11.52cm" svg:y1="15.557cm" svg:x2="12.536cm" svg:y2="14.541cm">
          <text:p/>
        </draw:line>
        <draw:line draw:style-name="gr8" draw:text-style-name="P1" draw:layer="layout" svg:x1="6.02cm" svg:y1="17.154cm" svg:x2="7.036cm" svg:y2="16.138cm">
          <text:p/>
        </draw:line>
        <draw:line draw:style-name="gr8" draw:text-style-name="P1" draw:layer="layout" svg:x1="7.52cm" svg:y1="17.155cm" svg:x2="8.536cm" svg:y2="16.139cm">
          <text:p/>
        </draw:line>
        <draw:line draw:style-name="gr8" draw:text-style-name="P1" draw:layer="layout" svg:x1="8.92cm" svg:y1="17.156cm" svg:x2="9.936cm" svg:y2="16.14cm">
          <text:p/>
        </draw:line>
        <draw:line draw:style-name="gr8" draw:text-style-name="P1" draw:layer="layout" svg:x1="10.22cm" svg:y1="17.157cm" svg:x2="11.236cm" svg:y2="16.141cm">
          <text:p/>
        </draw:line>
        <draw:line draw:style-name="gr8" draw:text-style-name="P1" draw:layer="layout" svg:x1="11.52cm" svg:y1="17.158cm" svg:x2="12.536cm" svg:y2="16.142cm">
          <text:p/>
        </draw:line>
        <draw:line draw:style-name="gr8" draw:text-style-name="P1" draw:layer="layout" svg:x1="6.842cm" svg:y1="9.382cm" svg:x2="6.842cm" svg:y2="10.906cm">
          <text:p/>
        </draw:line>
        <draw:line draw:style-name="gr8" draw:text-style-name="P1" draw:layer="layout" svg:x1="7.542cm" svg:y1="8.682cm" svg:x2="7.542cm" svg:y2="10.206cm">
          <text:p/>
        </draw:line>
        <draw:line draw:style-name="gr8" draw:text-style-name="P1" draw:layer="layout" svg:x1="8.142cm" svg:y1="8.082cm" svg:x2="8.142cm" svg:y2="9.606cm">
          <text:p/>
        </draw:line>
        <draw:line draw:style-name="gr8" draw:text-style-name="P1" draw:layer="layout" svg:x1="8.742cm" svg:y1="7.382cm" svg:x2="8.742cm" svg:y2="8.906cm">
          <text:p/>
        </draw:line>
        <draw:line draw:style-name="gr8" draw:text-style-name="P1" draw:layer="layout" svg:x1="8.442cm" svg:y1="9.382cm" svg:x2="8.442cm" svg:y2="10.906cm">
          <text:p/>
        </draw:line>
        <draw:line draw:style-name="gr8" draw:text-style-name="P1" draw:layer="layout" svg:x1="9.142cm" svg:y1="8.682cm" svg:x2="9.142cm" svg:y2="10.206cm">
          <text:p/>
        </draw:line>
        <draw:line draw:style-name="gr8" draw:text-style-name="P1" draw:layer="layout" svg:x1="9.742cm" svg:y1="8.082cm" svg:x2="9.742cm" svg:y2="9.606cm">
          <text:p/>
        </draw:line>
        <draw:line draw:style-name="gr8" draw:text-style-name="P1" draw:layer="layout" svg:x1="10.342cm" svg:y1="7.382cm" svg:x2="10.342cm" svg:y2="8.906cm">
          <text:p/>
        </draw:line>
        <draw:line draw:style-name="gr8" draw:text-style-name="P1" draw:layer="layout" svg:x1="9.842cm" svg:y1="9.382cm" svg:x2="9.842cm" svg:y2="10.906cm">
          <text:p/>
        </draw:line>
        <draw:line draw:style-name="gr8" draw:text-style-name="P1" draw:layer="layout" svg:x1="10.542cm" svg:y1="8.682cm" svg:x2="10.542cm" svg:y2="10.206cm">
          <text:p/>
        </draw:line>
        <draw:line draw:style-name="gr8" draw:text-style-name="P1" draw:layer="layout" svg:x1="11.142cm" svg:y1="8.082cm" svg:x2="11.142cm" svg:y2="9.606cm">
          <text:p/>
        </draw:line>
        <draw:line draw:style-name="gr8" draw:text-style-name="P1" draw:layer="layout" svg:x1="11.742cm" svg:y1="7.382cm" svg:x2="11.742cm" svg:y2="8.906cm">
          <text:p/>
        </draw:line>
        <draw:line draw:style-name="gr8" draw:text-style-name="P1" draw:layer="layout" svg:x1="11.142cm" svg:y1="9.382cm" svg:x2="11.142cm" svg:y2="10.906cm">
          <text:p/>
        </draw:line>
        <draw:line draw:style-name="gr8" draw:text-style-name="P1" draw:layer="layout" svg:x1="11.842cm" svg:y1="8.682cm" svg:x2="11.842cm" svg:y2="10.206cm">
          <text:p/>
        </draw:line>
        <draw:line draw:style-name="gr8" draw:text-style-name="P1" draw:layer="layout" svg:x1="12.442cm" svg:y1="8.082cm" svg:x2="12.442cm" svg:y2="9.606cm">
          <text:p/>
        </draw:line>
        <draw:line draw:style-name="gr8" draw:text-style-name="P1" draw:layer="layout" svg:x1="13.042cm" svg:y1="7.382cm" svg:x2="13.042cm" svg:y2="8.906cm">
          <text:p/>
        </draw:line>
        <draw:line draw:style-name="gr8" draw:text-style-name="P1" draw:layer="layout" svg:x1="12.542cm" svg:y1="9.382cm" svg:x2="12.542cm" svg:y2="10.906cm">
          <text:p/>
        </draw:line>
        <draw:line draw:style-name="gr8" draw:text-style-name="P1" draw:layer="layout" svg:x1="13.242cm" svg:y1="8.682cm" svg:x2="13.242cm" svg:y2="10.206cm">
          <text:p/>
        </draw:line>
        <draw:line draw:style-name="gr8" draw:text-style-name="P1" draw:layer="layout" svg:x1="13.842cm" svg:y1="8.082cm" svg:x2="13.842cm" svg:y2="9.606cm">
          <text:p/>
        </draw:line>
        <draw:line draw:style-name="gr8" draw:text-style-name="P1" draw:layer="layout" svg:x1="14.442cm" svg:y1="7.382cm" svg:x2="14.442cm" svg:y2="8.906cm">
          <text:p/>
        </draw:line>
        <draw:line draw:style-name="gr8" draw:text-style-name="P1" draw:layer="layout" svg:x1="11.142cm" svg:y1="9.382cm" svg:x2="11.142cm" svg:y2="10.906cm">
          <text:p/>
        </draw:line>
        <draw:line draw:style-name="gr8" draw:text-style-name="P1" draw:layer="layout" svg:x1="11.842cm" svg:y1="8.682cm" svg:x2="11.842cm" svg:y2="10.206cm">
          <text:p/>
        </draw:line>
        <draw:line draw:style-name="gr8" draw:text-style-name="P1" draw:layer="layout" svg:x1="12.442cm" svg:y1="8.082cm" svg:x2="12.442cm" svg:y2="9.606cm">
          <text:p/>
        </draw:line>
        <draw:line draw:style-name="gr8" draw:text-style-name="P1" draw:layer="layout" svg:x1="13.042cm" svg:y1="7.382cm" svg:x2="13.042cm" svg:y2="8.9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win </meta:initial-creator>
    <meta:creation-date>2015-09-13T21:20:40.646398448</meta:creation-date>
    <dc:date>2015-09-13T21:30:33.054810118</dc:date>
    <dc:creator>Ashwin </dc:creator>
    <meta:editing-duration>P0D</meta:editing-duration>
    <meta:editing-cycles>1</meta:editing-cycles>
    <meta:document-statistic meta:object-count="107"/>
    <meta:generator>LibreOffice/4.2.8.2$Linux_X86_64 LibreOffice_project/420m0$Build-2</meta:generator>
  </office:meta>
</office:document-meta>
</file>